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b09a" officeooo:paragraph-rsid="0004b09a"/>
    </style:style>
    <style:style style:name="P2" style:family="paragraph" style:parent-style-name="Standard">
      <style:text-properties officeooo:rsid="0004b09a" officeooo:paragraph-rsid="0004b09a"/>
    </style:style>
    <style:style style:name="P3" style:family="paragraph" style:parent-style-name="Standard">
      <style:text-properties officeooo:rsid="0005dc7d" officeooo:paragraph-rsid="0005dc7d"/>
    </style:style>
    <style:style style:name="P4" style:family="paragraph" style:parent-style-name="Standard">
      <style:text-properties officeooo:paragraph-rsid="0005dc7d"/>
    </style:style>
    <style:style style:name="P5" style:family="paragraph" style:parent-style-name="Standard">
      <style:text-properties officeooo:rsid="0006ce87" officeooo:paragraph-rsid="0006ce87"/>
    </style:style>
    <style:style style:name="P6" style:family="paragraph" style:parent-style-name="Standard">
      <style:text-properties officeooo:rsid="0006f24b" officeooo:paragraph-rsid="0006f24b"/>
    </style:style>
    <style:style style:name="P7" style:family="paragraph" style:parent-style-name="Standard">
      <style:text-properties officeooo:rsid="000751dc" officeooo:paragraph-rsid="000751dc"/>
    </style:style>
    <style:style style:name="P8" style:family="paragraph" style:parent-style-name="Standard">
      <style:text-properties officeooo:rsid="00093508" officeooo:paragraph-rsid="00093508"/>
    </style:style>
    <style:style style:name="P9" style:family="paragraph" style:parent-style-name="Standard">
      <style:text-properties officeooo:rsid="00098a05" officeooo:paragraph-rsid="00098a05"/>
    </style:style>
    <style:style style:name="P10" style:family="paragraph" style:parent-style-name="Standard">
      <style:text-properties officeooo:rsid="000a3a6b" officeooo:paragraph-rsid="000a3a6b"/>
    </style:style>
    <style:style style:name="P11" style:family="paragraph" style:parent-style-name="Standard">
      <style:text-properties officeooo:paragraph-rsid="0004b09a"/>
    </style:style>
    <style:style style:name="P12" style:family="paragraph" style:parent-style-name="Standard">
      <style:text-properties officeooo:paragraph-rsid="0006f24b"/>
    </style:style>
    <style:style style:name="P13" style:family="paragraph" style:parent-style-name="Standard">
      <style:text-properties officeooo:paragraph-rsid="00093508"/>
    </style:style>
    <style:style style:name="P14" style:family="paragraph" style:parent-style-name="Standard">
      <style:text-properties officeooo:rsid="000c3883" officeooo:paragraph-rsid="000c3883"/>
    </style:style>
    <style:style style:name="P15" style:family="paragraph" style:parent-style-name="Standard">
      <style:text-properties officeooo:paragraph-rsid="000c3883"/>
    </style:style>
    <style:style style:name="P16" style:family="paragraph" style:parent-style-name="Standard">
      <style:text-properties officeooo:rsid="000e1b50" officeooo:paragraph-rsid="000e1b50"/>
    </style:style>
    <style:style style:name="P17" style:family="paragraph" style:parent-style-name="Standard">
      <style:text-properties officeooo:rsid="000fb862" officeooo:paragraph-rsid="000fb862"/>
    </style:style>
    <style:style style:name="P18" style:family="paragraph" style:parent-style-name="Standard">
      <style:text-properties officeooo:rsid="000fd97d" officeooo:paragraph-rsid="000fd97d"/>
    </style:style>
    <style:style style:name="P19" style:family="paragraph" style:parent-style-name="Standard">
      <style:text-properties officeooo:rsid="00119091" officeooo:paragraph-rsid="00119091"/>
    </style:style>
    <style:style style:name="P20" style:family="paragraph" style:parent-style-name="Standard">
      <style:text-properties officeooo:rsid="00123aea" officeooo:paragraph-rsid="00123aea"/>
    </style:style>
    <style:style style:name="P21" style:family="paragraph" style:parent-style-name="Standard">
      <style:text-properties officeooo:paragraph-rsid="00128298"/>
    </style:style>
    <style:style style:name="P22" style:family="paragraph" style:parent-style-name="Standard">
      <style:text-properties officeooo:rsid="0012af7b" officeooo:paragraph-rsid="00140c6b"/>
    </style:style>
    <style:style style:name="P23" style:family="paragraph" style:parent-style-name="Standard">
      <style:text-properties officeooo:rsid="00144609" officeooo:paragraph-rsid="00144609"/>
    </style:style>
    <style:style style:name="P24" style:family="paragraph" style:parent-style-name="Standard">
      <style:text-properties officeooo:rsid="00145d61" officeooo:paragraph-rsid="00145d61"/>
    </style:style>
    <style:style style:name="P25" style:family="paragraph" style:parent-style-name="Standard">
      <style:text-properties officeooo:paragraph-rsid="00145d61"/>
    </style:style>
    <style:style style:name="P26" style:family="paragraph" style:parent-style-name="Standard">
      <style:text-properties officeooo:paragraph-rsid="00195260"/>
    </style:style>
    <style:style style:name="P27" style:family="paragraph" style:parent-style-name="Standard">
      <style:text-properties officeooo:rsid="001d1d99" officeooo:paragraph-rsid="001d1d99"/>
    </style:style>
    <style:style style:name="P28" style:family="paragraph" style:parent-style-name="Standard">
      <style:text-properties officeooo:paragraph-rsid="001d1d99"/>
    </style:style>
    <style:style style:name="P29" style:family="paragraph" style:parent-style-name="Standard">
      <style:text-properties officeooo:paragraph-rsid="0024587a"/>
    </style:style>
    <style:style style:name="T1" style:family="text">
      <style:text-properties officeooo:rsid="0005dc7d"/>
    </style:style>
    <style:style style:name="T2" style:family="text">
      <style:text-properties officeooo:rsid="000a4af2"/>
    </style:style>
    <style:style style:name="T3" style:family="text">
      <style:text-properties officeooo:rsid="000c3883"/>
    </style:style>
    <style:style style:name="T4" style:family="text">
      <style:text-properties officeooo:rsid="0010d1c2"/>
    </style:style>
    <style:style style:name="T5" style:family="text">
      <style:text-properties officeooo:rsid="00128298"/>
    </style:style>
    <style:style style:name="T6" style:family="text">
      <style:text-properties officeooo:rsid="00140c6b"/>
    </style:style>
    <style:style style:name="T7" style:family="text">
      <style:text-properties officeooo:rsid="00144609"/>
    </style:style>
    <style:style style:name="T8" style:family="text">
      <style:text-properties officeooo:rsid="00145d61"/>
    </style:style>
    <style:style style:name="T9" style:family="text">
      <style:text-properties officeooo:rsid="0015dba8"/>
    </style:style>
    <style:style style:name="T10" style:family="text">
      <style:text-properties officeooo:rsid="00179d83"/>
    </style:style>
    <style:style style:name="T11" style:family="text">
      <style:text-properties officeooo:rsid="0017b994"/>
    </style:style>
    <style:style style:name="T12" style:family="text">
      <style:text-properties officeooo:rsid="00195260"/>
    </style:style>
    <style:style style:name="T13" style:family="text">
      <style:text-properties officeooo:rsid="00199b9a"/>
    </style:style>
    <style:style style:name="T14" style:family="text">
      <style:text-properties officeooo:rsid="001afb1d"/>
    </style:style>
    <style:style style:name="T15" style:family="text">
      <style:text-properties officeooo:rsid="001bb1d3"/>
    </style:style>
    <style:style style:name="T16" style:family="text">
      <style:text-properties officeooo:rsid="001c9e9b"/>
    </style:style>
    <style:style style:name="T17" style:family="text">
      <style:text-properties officeooo:rsid="001d1d99"/>
    </style:style>
    <style:style style:name="T18" style:family="text">
      <style:text-properties officeooo:rsid="001fbe15"/>
    </style:style>
    <style:style style:name="T19" style:family="text">
      <style:text-properties officeooo:rsid="0020ecff"/>
    </style:style>
    <style:style style:name="T20" style:family="text">
      <style:text-properties officeooo:rsid="00237559"/>
    </style:style>
    <style:style style:name="T21" style:family="text">
      <style:text-properties officeooo:rsid="00237f62"/>
    </style:style>
    <style:style style:name="T22" style:family="text">
      <style:text-properties officeooo:rsid="002414a3"/>
    </style:style>
    <style:style style:name="T23" style:family="text">
      <style:text-properties officeooo:rsid="002458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ection One:<text:line-break/>Bootloader.</text:p>
      <text:p text:style-name="P14">This layer transforms the previous boot stage information into the hardware layer boot protocol.</text:p>
      <text:p text:style-name="P15"><text:span text:style-name="T20">T</text:span><text:span text:style-name="T3">his layer will load the Hardware Layer</text:span><text:span text:style-name="T21"> and the correct</text:span><text:span text:style-name="T3"> modules</text:span><text:span text:style-name="T21"> for the HL</text:span><text:span text:style-name="T3">.</text:span></text:p>
      <text:p text:style-name="P14">This layer is written in C/Jai or assembly for a target load system. On x86_64, this will generally be UEFI until a better protocol becomes standard. There will be an option for coreboot as well. On AArch64, there will be multiple different variants for different hardware configurations e.g. M1, raspberry pi, UEFI, etc.</text:p>
      <text:p text:style-name="P14"/>
      <text:p text:style-name="P14">Boot protocol:</text:p>
      <text:p text:style-name="P14"/>
      <text:p text:style-name="P11"/>
      <text:p text:style-name="P11"><text:span text:style-name="T2">Section </text:span><text:span text:style-name="T3">Two</text:span><text:span text:style-name="T2">:</text:span></text:p>
      <text:p text:style-name="P1">Hardware Layer.</text:p>
      <text:p text:style-name="P1">This layer is written in pure assembly for the target hardware.</text:p>
      <text:p text:style-name="P1">This layer provides a unified interface for hardware protocols, figuring out what the hardware is, <text:span text:style-name="T1">etc.</text:span></text:p>
      <text:p text:style-name="P1"/>
      <text:p text:style-name="P3">What is necessary here?</text:p>
      <text:p text:style-name="P4"><text:span text:style-name="T1">ACPI table retrieval</text:span></text:p>
      <text:p text:style-name="P3">Interrupt management</text:p>
      <text:p text:style-name="P5">I/O – memory mapped and ports</text:p>
      <text:p text:style-name="P5">Physical memory management</text:p>
      <text:p text:style-name="P9">Core management</text:p>
      <text:p text:style-name="P10">Kernel load</text:p>
      <text:p text:style-name="P5"/>
      <text:p text:style-name="P12">Section <text:span text:style-name="T3">Three</text:span>:</text:p>
      <text:p text:style-name="P6">Kernel Layer.</text:p>
      <text:p text:style-name="P7">This layer is written<text:span text:style-name="T18"> exclusively</text:span> in C or Jai.<text:span text:style-name="T18"> Anything that needs assembly should be in the Hardware Layer</text:span><text:span text:style-name="T19"> instead</text:span><text:span text:style-name="T18">.</text:span></text:p>
      <text:p text:style-name="P7">This layer provides process management, IPC, driver hardware interface, <text:span text:style-name="T7">permissions handling, </text:span>etc.</text:p>
      <text:p text:style-name="P7"/>
      <text:p text:style-name="P16">What is necessary here?</text:p>
      <text:p text:style-name="P16">ACPI</text:p>
      <text:p text:style-name="P16">Scheduler</text:p>
      <text:p text:style-name="P16">Virtual memory management? - strategy depends on whether the architecture is paged or segmented, so this might be modularised.</text:p>
      <text:p text:style-name="P17">Prefer MMIO – kernel can map IO memory in a process space, then that process has direct access to hardware to bypass the kernel.</text:p>
      <text:p text:style-name="P17">Inter-Process Communication</text:p>
      <text:p text:style-name="P23">Permissions system.</text:p>
      <text:p text:style-name="P23"/>
      <text:p text:style-name="P24">IPC:</text:p>
      <text:p text:style-name="P28"><text:span text:style-name="T17">There are two types of IPC – </text:span><text:span text:style-name="T22">R</text:span><text:span text:style-name="T17">PC and </text:span><text:span text:style-name="T22">Messaging</text:span></text:p>
      <text:p text:style-name="P27"><text:span text:style-name="T22">R</text:span>PC:</text:p>
      <text:p text:style-name="P25"><text:span text:style-name="T22">Remote</text:span><text:span text:style-name="T8"> Procedure Call</text:span></text:p>
      <text:p text:style-name="P29"><text:span text:style-name="T23">Can be synchronous or asynchronous. A synchronous call will block the client thread and set a reference to the called process for the scheduler. An asynchronous call will provide a callback that will be called asynchronously when the RPC returns.</text:span></text:p>
      <text:p text:style-name="P24">r1 – designates that this is a direct procedure call, and specifies the server being called and the call being made.</text:p>
      <text:p text:style-name="P24">Bit 63 specifies IPC syscall</text:p>
      <text:p text:style-name="P24"><text:soft-page-break/>Bit 62 specifies DPC IPC</text:p>
      <text:p text:style-name="P24">Bit 61 specifies DPC call or return</text:p>
      <text:p text:style-name="P24">Bit 32-60 specifies the server</text:p>
      <text:p text:style-name="P24">Bit 0-31 is extracted and passed in r1 to the server, which determines which call is made from this.</text:p>
      <text:p text:style-name="P24">r2 – reserved from user call, used to pass the PID of the calling process for permissions reasons.</text:p>
      <text:p text:style-name="P24"/>
      <text:p text:style-name="P25"><text:span text:style-name="T8">The server will designate a DPC call address, which the syscall will jump into with the correct register setup and permission level.</text:span><text:span text:style-name="T9"> The syscall will also load</text:span><text:span text:style-name="T10"> bits 32-63 of</text:span><text:span text:style-name="T9"> r</text:span><text:span text:style-name="T10">1</text:span><text:span text:style-name="T9"> with </text:span><text:span text:style-name="T10">a DPC token, to retrieve the return address of the calling process</text:span><text:span text:style-name="T9">.</text:span><text:span text:style-name="T8"> The DPC callback will retrieve the called procedure address based on </text:span><text:span text:style-name="T11">bits 0-31 of </text:span><text:span text:style-name="T8">r1, then jump there. The called procedure will then perform relevant permissions checks with r2</text:span><text:span text:style-name="T11">, load r2 upwards with the return values and the original value passed in r1, and perform another DPC syscall to return to the calling process.</text:span></text:p>
      <text:p text:style-name="P16"/>
      <text:p text:style-name="P26"><text:span text:style-name="T22">Messaging</text:span><text:span text:style-name="T12">:</text:span></text:p>
      <text:p text:style-name="P26"><text:span text:style-name="T12">A syscall can be made to set up a message buffer. This will request permissions from the target process to start the IPC, then if that is obtained, create</text:span><text:span text:style-name="T14"> up to</text:span><text:span text:style-name="T12"> two </text:span><text:span text:style-name="T14">"</text:span><text:span text:style-name="T12">segments</text:span><text:span text:style-name="T14">"</text:span><text:span text:style-name="T12"> in both the caller and callee. </text:span><text:span text:style-name="T13">Each segment </text:span><text:span text:style-name="T15">should</text:span><text:span text:style-name="T13"> start with a field that specifies which message start points are available, and </text:span><text:span text:style-name="T14">which memory start points are messaged.</text:span><text:span text:style-name="T15"> The sender process for a message port </text:span><text:span text:style-name="T16">sets bits in the available field when a message is allocated, then sets the start point bit in the messaged field when the message is ready to send. The receiving process can check the messaged field for a message to process, then process it and reset the available and messaged fields when it is done. This means that no synchronization between sender and receiver is required, although synchronization between sending threads for the same buffer may be required.</text:span></text:p>
      <text:p text:style-name="P6"/>
      <text:p text:style-name="P12">Section <text:span text:style-name="T3">Four</text:span>:</text:p>
      <text:p text:style-name="P6">Driver Layer.</text:p>
      <text:p text:style-name="P18">This is a collection of modules loaded by the kernel<text:span text:style-name="T4"> permitted access to IO.</text:span></text:p>
      <text:p text:style-name="P19">This layer provides hardware management, and includes such things as USB, WIFI, Disk, filesystem driver processes, and the program loaded.</text:p>
      <text:p text:style-name="P19">Technically, processes in this layer will have very similar permissions to user layer processes in most current architectures, but may be treated differently by the scheduler.</text:p>
      <text:p text:style-name="P19"/>
      <text:p text:style-name="P21"><text:span text:style-name="T5">Primary drivers are the trusted, signed services loaded by the OS. Secondary drivers are installed by the user for their own hardware.</text:span></text:p>
      <text:p text:style-name="P6"/>
      <text:p text:style-name="P13">Section <text:span text:style-name="T3">Five</text:span>:</text:p>
      <text:p text:style-name="P8">User Layer.</text:p>
      <text:p text:style-name="P8"/>
      <text:p text:style-name="P8"/>
      <text:p text:style-name="P20">Section Six:</text:p>
      <text:p text:style-name="P20">Security considerations.</text:p>
      <text:p text:style-name="P20">From the point of view of the user, the system partition does not exist. A signed system update application loaded at install will be the only application permitted read/write access to the system partition to update system services.</text:p>
      <text:p text:style-name="P20">Applications will be provided with a by-file or by-folder permission system. This means that an application can be granted separately permission to read and write a specific file, or a specific folder. Requests to general folders can be allow once, or allow for this session, but the user can make a folder where a specific application can be permanently allowed. Requests to files in general folders will have an allow always option, which will probably expire after 30 days of not using that application.</text:p>
      <text:p text:style-name="P22"><text:soft-page-break/>The filesystem will be a default encrypted slightly custom ZFS implementation.<text:span text:style-name="T5"> Secondary disk drivers will never be permitted access to the boot drive</text:span><text:span text:style-name="T6">, but will be permitted access to secondary drives the user confirms they should be used fo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3-25T19:00:37.725436535</meta:creation-date>
    <dc:date>2021-03-31T07:09:36.255804185</dc:date>
    <meta:editing-duration>P4DT12H53M37S</meta:editing-duration>
    <meta:editing-cycles>32</meta:editing-cycles>
    <meta:generator>LibreOffice/6.4.0.3$MacOSX_X86_64 LibreOffice_project/b0a288ab3d2d4774cb44b62f04d5d28733ac6df8</meta:generator>
    <meta:document-statistic meta:table-count="0" meta:image-count="0" meta:object-count="0" meta:page-count="3" meta:paragraph-count="55" meta:word-count="858" meta:character-count="5216" meta:non-whitespace-character-count="4408"/>
  </office:meta>
</office:document-meta>
</file>